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Standard/Module1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6.8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3" style:family="table-cell" style:parent-style-name="Default">
      <style:table-cell-properties fo:border="0.06pt solid #000000"/>
    </style:style>
    <style:style style:name="ce29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</style:style>
    <style:style style:name="ce32" style:family="table-cell" style:parent-style-name="Default">
      <style:table-cell-properties fo:background-color="#cccccc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>
      <style:table-cell-properties fo:background-color="#d2d02b" style:text-align-source="fix" style:repeat-content="false" fo:border="0.06pt solid #000000" style:vertical-align="middle"/>
      <style:paragraph-properties fo:text-align="start" fo:margin-left="0mm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ピボットテーブルのフィールド">
      <style:table-cell-properties fo:border-bottom="0.99pt solid #000000" fo:border-left="2.01pt solid #000000" fo:border-right="0.99pt solid #000000" fo:border-top="2.01pt solid #000000"/>
    </style:style>
    <style:style style:name="ce14" style:family="table-cell" style:parent-style-name="ピボットテーブルのカテゴリー" style:data-style-name="N0">
      <style:table-cell-properties fo:border-bottom="2.01pt solid #000000" fo:border-left="2.01pt solid #000000" fo:border-right="0.99pt solid #000000" fo:border-top="0.99pt solid #000000"/>
    </style:style>
    <style:style style:name="ce17" style:family="table-cell" style:parent-style-name="ピボットテーブルの角">
      <style:table-cell-properties fo:border-bottom="0.99pt solid #000000" fo:border-left="0.99pt solid #000000" fo:border-right="2.01pt solid #000000" fo:border-top="2.01pt solid #000000"/>
    </style:style>
    <style:style style:name="ce18" style:family="table-cell" style:parent-style-name="ピボットテーブルの値" style:data-style-name="N0">
      <style:table-cell-properties fo:border-bottom="2.01pt solid #000000" fo:border-left="0.99pt solid #000000" fo:border-right="2.01pt solid #000000" fo:border-top="0.99pt solid #000000"/>
    </style:style>
    <style:style style:name="ce25" style:family="table-cell" style:parent-style-name="Default" style:data-style-name="N0"/>
    <style:style style:name="ce26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00"/>
    <style:style style:name="ce4" style:family="table-cell" style:parent-style-name="Default" style:data-style-name="N41"/>
    <style:style style:name="ce33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</style:style>
    <style:style style:name="ce35" style:family="table-cell" style:parent-style-name="Default">
      <style:table-cell-properties fo:border="0.06pt solid #000000"/>
    </style:style>
    <style:style style:name="ce36" style:family="table-cell" style:parent-style-name="Default">
      <style:table-cell-properties fo:background-color="#cccccc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acro" table:style-name="ta1">
        <office:forms form:automatic-focus="false" form:apply-design-mode="false">
          <form:form form:name="フォーム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プッシュボタン 1" form:control-implementation="ooo:com.sun.star.form.component.CommandButton" xml:id="control1" form:id="control1" form:label="読み込み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Main?language=Basic&amp;location=document" xlink:type="simple"/>
              </office:event-listeners>
            </form:button>
          </form:form>
        </office:forms>
        <table:shapes>
          <draw:control draw:z-index="0" draw:text-style-name="P1" svg:width="46.26mm" svg:height="10.62mm" svg:x="23.95mm" svg:y="30.28mm" draw:control="control1"/>
        </table:shapes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File: </text:p>
          </table:table-cell>
          <table:table-cell table:style-name="ce2" office:value-type="string" calcext:value-type="string" table:number-columns-spanned="6" table:number-rows-spanned="1">
            <text:p>/home/user/dwhelper/roomrunner.csv</text:p>
          </table:table-cell>
          <table:covered-table-cell table:number-columns-repeated="5"/>
        </table:table-row>
        <table:table-row table:style-name="ro1" table:number-rows-repeated="8">
          <table:table-cell table:number-columns-repeated="7"/>
        </table:table-row>
        <table:table-row table:style-name="ro1">
          <table:table-cell/>
          <table:table-cell table:style-name="ce16" office:value-type="string" calcext:value-type="string">
            <text:p>〜使い方〜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１．読み込みボタンを押すと、CSVシートにデータが書き出される。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２．PivotシートのA1を右クリックし、更新を押すと、その日の消費カロリーと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　消費カロリーに相当する食品の目安が表示される。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３．やせる。</text:p>
          </table:table-cell>
          <table:table-cell table:number-columns-repeated="5"/>
        </table:table-row>
      </table:table>
      <table:table table:name="Pivot" table:style-name="ta1">
        <office:forms form:automatic-focus="false" form:apply-design-mode="false"/>
        <table:table-column table:style-name="co1" table:number-columns-repeated="5" table:default-cell-style-name="Default"/>
        <table:table-row table:style-name="ro1">
          <table:table-cell table:style-name="ce12" office:value-type="string" calcext:value-type="string">
            <text:p>DATE</text:p>
          </table:table-cell>
          <table:table-cell table:style-name="ce17" office:value-type="string" calcext:value-type="string">
            <text:p>合計 - kcal</text:p>
          </table:table-cell>
          <table:table-cell table:number-columns-repeated="2"/>
          <table:table-cell table:style-name="ce26" office:value-type="string" calcext:value-type="string">
            <text:p>…A1右クリックして更新</text:p>
          </table:table-cell>
        </table:table-row>
        <table:table-row table:style-name="ro1">
          <table:table-cell table:style-name="ce14" office:value-type="string" calcext:value-type="string">
            <text:p>2017/08/09</text:p>
          </table:table-cell>
          <table:table-cell table:style-name="ce18" office:value-type="float" office:value="364.1167" calcext:value-type="float">
            <text:p>364.1167</text:p>
          </table:table-cell>
          <table:table-cell table:style-name="ce25" table:formula="of:=VLOOKUP([.B2];[Dic.$A$3:.$B$18];2;1)" office:value-type="string" office:string-value="たらこ茶漬け" calcext:value-type="string">
            <text:p>たらこ茶漬け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5" table:formula="of:=VLOOKUP([.B3];[Dic.$A$3:.$B$18];2;1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VLOOKUP([.B4];[Dic.$A$3:.$B$18];2;1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VLOOKUP([.B5];[Dic.$A$3:.$B$18];2;1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VLOOKUP([.B6];[Dic.$A$3:.$B$18];2;1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VLOOKUP([.B7];[Dic.$A$3:.$B$18];2;1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VLOOKUP([.B8];[Dic.$A$3:.$B$18];2;1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VLOOKUP([.B9];[Dic.$A$3:.$B$18];2;1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VLOOKUP([.B10];[Dic.$A$3:.$B$18];2;1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VLOOKUP([.B11];[Dic.$A$3:.$B$18];2;1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VLOOKUP([.B12];[Dic.$A$3:.$B$18];2;1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VLOOKUP([.B13];[Dic.$A$3:.$B$18];2;1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VLOOKUP([.B14];[Dic.$A$3:.$B$18];2;1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VLOOKUP([.B15];[Dic.$A$3:.$B$18];2;1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VLOOKUP([.B16];[Dic.$A$3:.$B$18];2;1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VLOOKUP([.B17];[Dic.$A$3:.$B$18];2;1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VLOOKUP([.B18];[Dic.$A$3:.$B$18];2;1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VLOOKUP([.B19];[Dic.$A$3:.$B$18];2;1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VLOOKUP([.B20];[Dic.$A$3:.$B$18];2;1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VLOOKUP([.B21];[Dic.$A$3:.$B$18];2;1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VLOOKUP([.B22];[Dic.$A$3:.$B$18];2;1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VLOOKUP([.B23];[Dic.$A$3:.$B$18];2;1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VLOOKUP([.B24];[Dic.$A$3:.$B$18];2;1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VLOOKUP([.B25];[Dic.$A$3:.$B$18];2;1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VLOOKUP([.B26];[Dic.$A$3:.$B$18];2;1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VLOOKUP([.B27];[Dic.$A$3:.$B$18];2;1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VLOOKUP([.B28];[Dic.$A$3:.$B$18];2;1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VLOOKUP([.B29];[Dic.$A$3:.$B$18];2;1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VLOOKUP([.B30];[Dic.$A$3:.$B$18];2;1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VLOOKUP([.B31];[Dic.$A$3:.$B$18];2;1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VLOOKUP([.B32];[Dic.$A$3:.$B$18];2;1)" office:value-type="string" office:string-value="" calcext:value-type="error">
            <text:p>#N/A</text:p>
          </table:table-cell>
          <table:table-cell table:number-columns-repeated="2"/>
        </table:table-row>
      </table:table>
      <table:table table:name="CSV" table:style-name="ta1">
        <table:table-column table:style-name="co1" table:default-cell-style-name="ce3"/>
        <table:table-column table:style-name="co1" table:default-cell-style-name="ce4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kg(weight)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kcal</text:p>
          </table:table-cell>
        </table:table-row>
        <table:table-row table:style-name="ro1">
          <table:table-cell office:value-type="string" calcext:value-type="string">
            <text:p>2017/08/09</text:p>
          </table:table-cell>
          <table:table-cell office:value-type="time" office:time-value="PT05H04M13S" calcext:value-type="time">
            <text:p>05:04:13</text:p>
          </table:table-cell>
          <table:table-cell office:value-type="float" office:value="98.7" calcext:value-type="float">
            <text:p>98.7</text:p>
          </table:table-cell>
          <table:table-cell office:value-type="float" office:value="17" calcext:value-type="float">
            <text:p>17</text:p>
          </table:table-cell>
          <table:table-cell office:value-type="float" office:value="3.96667" calcext:value-type="float">
            <text:p>3.96667</text:p>
          </table:table-cell>
        </table:table-row>
        <table:table-row table:style-name="ro1">
          <table:table-cell office:value-type="string" calcext:value-type="string">
            <text:p>2017/08/09</text:p>
          </table:table-cell>
          <table:table-cell office:value-type="time" office:time-value="PT05H11M28S" calcext:value-type="time">
            <text:p>05:11:28</text:p>
          </table:table-cell>
          <table:table-cell office:value-type="float" office:value="98" calcext:value-type="float">
            <text:p>98</text:p>
          </table:table-cell>
          <table:table-cell office:value-type="float" office:value="61" calcext:value-type="float">
            <text:p>61</text:p>
          </table:table-cell>
          <table:table-cell office:value-type="float" office:value="13.9487" calcext:value-type="float">
            <text:p>13.9487</text:p>
          </table:table-cell>
        </table:table-row>
        <table:table-row table:style-name="ro1">
          <table:table-cell office:value-type="string" calcext:value-type="string">
            <text:p>2017/08/09</text:p>
          </table:table-cell>
          <table:table-cell office:value-type="time" office:time-value="PT05H19M02S" calcext:value-type="time">
            <text:p>05:19:02</text:p>
          </table:table-cell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office:value-type="float" office:value="1.14333" calcext:value-type="float">
            <text:p>1.14333</text:p>
          </table:table-cell>
        </table:table-row>
        <table:table-row table:style-name="ro1">
          <table:table-cell office:value-type="string" calcext:value-type="string">
            <text:p>2017/08/09</text:p>
          </table:table-cell>
          <table:table-cell office:value-type="time" office:time-value="PT10H43M21S" calcext:value-type="time">
            <text:p>10:43:21</text:p>
          </table:table-cell>
          <table:table-cell office:value-type="float" office:value="98" calcext:value-type="float">
            <text:p>98</text:p>
          </table:table-cell>
          <table:table-cell office:value-type="float" office:value="773" calcext:value-type="float">
            <text:p>773</text:p>
          </table:table-cell>
          <table:table-cell office:value-type="float" office:value="176.759" calcext:value-type="float">
            <text:p>176.759</text:p>
          </table:table-cell>
        </table:table-row>
        <table:table-row table:style-name="ro1">
          <table:table-cell office:value-type="string" calcext:value-type="string">
            <text:p>2017/08/09</text:p>
          </table:table-cell>
          <table:table-cell office:value-type="time" office:time-value="PT10H59M20S" calcext:value-type="time">
            <text:p>10:59:20</text:p>
          </table:table-cell>
          <table:table-cell office:value-type="float" office:value="98" calcext:value-type="float">
            <text:p>98</text:p>
          </table:table-cell>
          <table:table-cell office:value-type="float" office:value="736" calcext:value-type="float">
            <text:p>736</text:p>
          </table:table-cell>
          <table:table-cell office:value-type="float" office:value="168.299" calcext:value-type="float">
            <text:p>168.299</text:p>
          </table:table-cell>
        </table:table-row>
      </table:table>
      <table:table table:name="Dic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row table:style-name="ro1">
          <table:table-cell table:style-name="ce29" office:value-type="string" calcext:value-type="string" table:number-columns-spanned="2" table:number-rows-spanned="1">
            <text:p>カロリー辞書</text:p>
          </table:table-cell>
          <table:covered-table-cell table:style-name="ce32"/>
        </table:table-row>
        <table:table-row table:style-name="ro1">
          <table:table-cell table:style-name="ce30" office:value-type="string" calcext:value-type="string">
            <text:p>kcal</text:p>
          </table:table-cell>
          <table:table-cell table:style-name="ce30" office:value-type="string" calcext:value-type="string">
            <text:p>品名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わかめスープ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もずくの酢の物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にんじんサラダ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五目スープ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あさりの味噌汁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じゃがいもと玉ねぎのみそ汁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煮物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牛肉のソテー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おにぎり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ピラフ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たらこ茶漬け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朝食１食分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焼きそば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昼食もしくは夕食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string" calcext:value-type="string">
            <text:p>スパゲティ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string" calcext:value-type="string">
            <text:p>カツ丼</text:p>
          </table:table-cell>
        </table:table-row>
      </table:table>
      <table:named-expressions/>
      <table:data-pilot-tables>
        <table:data-pilot-table table:name="DataPilot1" table:application-data="" table:target-range-address="Pivot.A1:Pivot.B2" table:buttons="Pivot.A1" table:grand-total="none" table:ignore-empty-rows="true" table:show-filter-button="false" table:drill-down-on-double-click="false">
          <table:source-cell-range table:cell-range-address="CSV.A1:CSV.E4000"/>
          <table:data-pilot-field table:source-field-name="DATE" table:orientation="row" table:used-hierarchy="0" table:function="auto">
            <table:data-pilot-level table:show-empty="false" calcext:repeat-item-labels="false">
              <table:data-pilot-members>
                <table:data-pilot-member table:name="2017/08/0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kcal" table:orientation="data" table:used-hierarchy="0" table:function="sum">
            <table:data-pilot-level table:show-empty="false" calcext:repeat-item-labels="false">
              <table:data-pilot-members>
                <table:data-pilot-member table:name="1.14333" table:display="true" table:show-details="true"/>
                <table:data-pilot-member table:name="3.96667" table:display="true" table:show-details="true"/>
                <table:data-pilot-member table:name="13.9487" table:display="true" table:show-details="true"/>
                <table:data-pilot-member table:name="168.299" table:display="true" table:show-details="true"/>
                <table:data-pilot-member table:name="176.75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kaoPGothic" style:font-size-asian="12pt" style:language-asian="ja" style:country-asian="JP" style:font-name-complex="TakaoPGothic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ピボットテーブルの角" style:family="table-cell" style:parent-style-name="Default"/>
    <style:style style:name="ピボットテーブルの値" style:family="table-cell" style:parent-style-name="Default"/>
    <style:style style:name="ピボットテーブルのフィールド" style:family="table-cell" style:parent-style-name="Default"/>
    <style:style style:name="ピボットテーブルのカテゴリー" style:family="table-cell" style:parent-style-name="Default">
      <style:table-cell-properties style:text-align-source="fix" style:repeat-content="false"/>
      <style:paragraph-properties fo:text-align="start"/>
    </style:style>
    <style:style style:name="ピボットテーブルのタイトル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ピボットテーブルの結果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9">0000/00/00</text:date>, <text:time style:data-style-name="N2" text:time-value="10:59:27.254855536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9T05:20:05.420593090</meta:creation-date>
    <dc:date>2017-08-09T11:02:44.136179531</dc:date>
    <meta:editing-duration>PT1H43M24S</meta:editing-duration>
    <meta:editing-cycles>31</meta:editing-cycles>
    <meta:generator>LibreOffice/5.3.1.2$Linux_X86_64 LibreOffice_project/30m0$Build-2</meta:generator>
    <meta:document-statistic meta:table-count="4" meta:cell-count="108" meta:object-count="1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Option Explicit
Option VBASupport 1

REM  *****  BASIC  *****

Sub Main
Dim fname As String
Dim r as integer
Dim c as integer
Dim DataArray as Variant
dim line as string
Dim sheet as Worksheet


sheet = Sheets("CSV")

    fname = Cells(2,"B")

    MsgBox fname
    
    r = 0
    Open fname For Input As #1
    Do Until EOF(1)
    	Line Input #1,line
    	DataArray = split(line, vbtab)
    	for c = 0 to 4
	    	sheet.Cells(r+1,c+1) = DataArray(c)
	    next
	    r =  r + 1
    Loop
    Close #1
    
sheet = Sheets("Pivot")
sheet.Activate()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